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0.4173in"/>
    </style:style>
    <style:style style:name="co3" style:family="table-column">
      <style:table-column-properties fo:break-before="auto" style:column-width="0.9189in"/>
    </style:style>
    <style:style style:name="co4" style:family="table-column">
      <style:table-column-properties fo:break-before="auto" style:column-width="1.5634in"/>
    </style:style>
    <style:style style:name="co5" style:family="table-column">
      <style:table-column-properties fo:break-before="auto" style:column-width="7.4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start"/>
      <style:text-properties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>
            <text:p>Timetable Forma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>
            <text:p>Cod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Width</text:p>
          </table:table-cell>
          <table:table-cell/>
          <table:table-cell table:style-name="ce7" office:value-type="string">
            <text:p>Byte order is native – files are not portable</text:p>
          </table:table-cell>
          <table:table-cell table:number-columns-repeated="1019"/>
        </table:table-row>
        <table:table-row table:style-name="ro2">
          <table:table-cell office:value-type="string">
            <text:p>I</text:p>
          </table:table-cell>
          <table:table-cell office:value-type="string">
            <text:p>int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F</text:p>
          </table:table-cell>
          <table:table-cell office:value-type="string">
            <text:p>float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C</text:p>
          </table:table-cell>
          <table:table-cell office:value-type="string">
            <text:p>cha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ffset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otes</text:p>
          </table:table-cell>
          <table:table-cell table:number-columns-repeated="1019"/>
        </table:table-row>
        <table:table-row table:style-name="ro2">
          <table:table-cell table:style-name="ce5" office:value-type="float" office:value="0">
            <text:p>0</text:p>
          </table:table-cell>
          <table:table-cell table:style-name="ce5" office:value-type="string">
            <text:p>C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header</text:p>
          </table:table-cell>
          <table:table-cell table:style-name="ce5" office:value-type="string">
            <text:p>contains the text “TTABLEV1”</text:p>
          </table:table-cell>
          <table:table-cell table:style-name="ce5"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nstops</text:p>
          </table:table-cell>
          <table:table-cell table:number-columns-repeated="1020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nroutes</text:p>
          </table:table-cell>
          <table:table-cell table:number-columns-repeated="1020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loc_stops</text:p>
          </table:table-cell>
          <table:table-cell office:value-type="string">
            <text:p>offset into the file (in bytes) where the stops table begins</text:p>
          </table:table-cell>
          <table:table-cell table:number-columns-repeated="1019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loc_routes</text:p>
          </table:table-cell>
          <table:table-cell office:value-type="string">
            <text:p>''</text:p>
          </table:table-cell>
          <table:table-cell table:number-columns-repeated="1019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loc_route_stops</text:p>
          </table:table-cell>
          <table:table-cell table:style-name="Default" office:value-type="string">
            <text:p>''</text:p>
          </table:table-cell>
          <table:table-cell table:number-columns-repeated="1019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loc_stop_times</text:p>
          </table:table-cell>
          <table:table-cell office:value-type="string">
            <text:p>''</text:p>
          </table:table-cell>
          <table:table-cell table:number-columns-repeated="1019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loc_stop_routes</text:p>
          </table:table-cell>
          <table:table-cell office:value-type="string">
            <text:p>''</text:p>
          </table:table-cell>
          <table:table-cell table:number-columns-repeated="1019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loc_transfers</text:p>
          </table:table-cell>
          <table:table-cell office:value-type="string">
            <text:p>''</text:p>
          </table:table-cell>
          <table:table-cell table:number-columns-repeated="1019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2F</text:p>
          </table:table-cell>
          <table:table-cell office:value-type="string">
            <text:p>nstops</text:p>
          </table:table-cell>
          <table:table-cell office:value-type="string">
            <text:p>stop_coords</text:p>
          </table:table-cell>
          <table:table-cell office:value-type="string">
            <text:p>for each stop, lat and lon as binary radians in int32</text:p>
          </table:table-cell>
          <table:table-cell table:number-columns-repeated="1019"/>
        </table:table-row>
        <table:table-row table:style-name="ro4">
          <table:table-cell office:value-type="string">
            <text:p>loc_route_stops</text:p>
          </table:table-cell>
          <table:table-cell office:value-type="string">
            <text:p>I</text:p>
          </table:table-cell>
          <table:table-cell office:value-type="string">
            <text:p>variable</text:p>
          </table:table-cell>
          <table:table-cell office:value-type="string">
            <text:p>route_stops</text:p>
          </table:table-cell>
          <table:table-cell office:value-type="string">
            <text:p>a list of the stops visited by each route in order of stop indexes</text:p>
          </table:table-cell>
          <table:table-cell table:number-columns-repeated="1019"/>
        </table:table-row>
        <table:table-row table:style-name="ro4">
          <table:table-cell office:value-type="string">
            <text:p>loc_stop_times</text:p>
          </table:table-cell>
          <table:table-cell office:value-type="string">
            <text:p>I</text:p>
          </table:table-cell>
          <table:table-cell office:value-type="string">
            <text:p>variable</text:p>
          </table:table-cell>
          <table:table-cell office:value-type="string">
            <text:p>stop_times</text:p>
          </table:table-cell>
          <table:table-cell office:value-type="string">
            <text:p>a list of the stoptimes for each trip on each route, order by (route, trip first departure time time, stopseq)</text:p>
          </table:table-cell>
          <table:table-cell table:number-columns-repeated="1019"/>
        </table:table-row>
        <table:table-row table:style-name="ro4">
          <table:table-cell office:value-type="string">
            <text:p>loc_stop_routes</text:p>
          </table:table-cell>
          <table:table-cell office:value-type="string">
            <text:p>I</text:p>
          </table:table-cell>
          <table:table-cell office:value-type="string">
            <text:p>variable</text:p>
          </table:table-cell>
          <table:table-cell office:value-type="string">
            <text:p>stop_routes</text:p>
          </table:table-cell>
          <table:table-cell office:value-type="string">
            <text:p>a list of the route indexes at each stop</text:p>
          </table:table-cell>
          <table:table-cell table:number-columns-repeated="1019"/>
        </table:table-row>
        <table:table-row table:style-name="ro5">
          <table:table-cell office:value-type="string">
            <text:p>loc_transfers</text:p>
          </table:table-cell>
          <table:table-cell office:value-type="string">
            <text:p>IF</text:p>
          </table:table-cell>
          <table:table-cell office:value-type="string">
            <text:p>variable</text:p>
          </table:table-cell>
          <table:table-cell office:value-type="string">
            <text:p>transfers</text:p>
          </table:table-cell>
          <table:table-cell office:value-type="string">
            <text:p>one transfer struct per transfer, indexed by the stops table</text:p>
          </table:table-cell>
          <table:table-cell table:number-columns-repeated="1019"/>
        </table:table-row>
        <table:table-row table:style-name="ro5">
          <table:table-cell office:value-type="string">
            <text:p>loc_stops</text:p>
          </table:table-cell>
          <table:table-cell office:value-type="string">
            <text:p>2I</text:p>
          </table:table-cell>
          <table:table-cell office:value-type="string">
            <text:p>nstops + 1</text:p>
          </table:table-cell>
          <table:table-cell office:value-type="string">
            <text:p>stops</text:p>
          </table:table-cell>
          <table:table-cell office:value-type="string">
            <text:p>one stop struct per stop, plus a sentinel (assert first is zero)</text:p>
          </table:table-cell>
          <table:table-cell table:number-columns-repeated="1019"/>
        </table:table-row>
        <table:table-row table:style-name="ro5">
          <table:table-cell office:value-type="string">
            <text:p>loc_routes</text:p>
          </table:table-cell>
          <table:table-cell office:value-type="string">
            <text:p>2I</text:p>
          </table:table-cell>
          <table:table-cell office:value-type="string">
            <text:p>nroutes + 1</text:p>
          </table:table-cell>
          <table:table-cell office:value-type="string">
            <text:p>routes</text:p>
          </table:table-cell>
          <table:table-cell office:value-type="string">
            <text:p>one route struct per route, plus a sentine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Stop Record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Offset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otes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stop_routes_offset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transfers_offset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Total 8 byt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Route Record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Offset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otes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route_stops_offset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stop_times_offset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Total 8 byt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Transfer Record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Offset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otes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target_stop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distance_meters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Total 8 bytes</text:p>
          </table:table-cell>
          <table:table-cell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yrd</meta:initial-creator>
    <meta:creation-date>2013-01-20T12:35:15</meta:creation-date>
    <dc:date>2013-01-20T19:07:30</dc:date>
    <dc:creator>Andrew Byrd</dc:creator>
    <meta:editing-duration>PT6H1M35S</meta:editing-duration>
    <meta:editing-cycles>13</meta:editing-cycles>
    <meta:generator>LibreOffice/3.5$Linux_X86_64 LibreOffice_project/350m1$Build-2</meta:generator>
    <meta:document-statistic meta:table-count="3" meta:cell-count="142" meta:object-count="0"/>
  </office:meta>
</office:document-meta>
</file>